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Table1" style:family="table">
      <style:table-properties style:width="3.65in" table:align="margins" fo:background-color="transparent">
        <style:background-image/>
      </style:table-properties>
    </style:style>
    <style:style style:name="Table1.A" style:family="table-column">
      <style:table-column-properties style:column-width="2.1875in" style:rel-column-width="39276*"/>
    </style:style>
    <style:style style:name="Table1.B" style:family="table-column">
      <style:table-column-properties style:column-width="0.6875in" style:rel-column-width="12343*"/>
    </style:style>
    <style:style style:name="Table1.C" style:family="table-column">
      <style:table-column-properties style:column-width="0.775in" style:rel-column-width="13916*"/>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none" fo:border-right="none" fo:border-top="0.05pt solid #000000" fo:border-bottom="0.05pt solid #000000">
        <style:background-image/>
      </style:table-cell-properties>
    </style:style>
    <style:style style:name="Table1.A2" style:family="table-cell">
      <style:table-cell-properties fo:background-color="#cccccc" fo:padding="0.0382in" fo:border="none">
        <style:background-image/>
      </style:table-cell-properties>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A6" style:family="table-cell">
      <style:table-cell-properties fo:background-color="#cccccc" fo:padding="0.0382in" fo:border-left="none" fo:border-right="none" fo:border-top="none" fo:border-bottom="0.05pt solid #000000">
        <style:background-image/>
      </style:table-cell-properties>
    </style:style>
    <style:style style:name="Table2" style:family="table">
      <style:table-properties style:width="3.65in" table:align="margins" fo:background-color="transparent">
        <style:background-image/>
      </style:table-properties>
    </style:style>
    <style:style style:name="Table2.A" style:family="table-column">
      <style:table-column-properties style:column-width="1.2167in" style:rel-column-width="21845*"/>
    </style:style>
    <style:style style:name="Table2.B" style:family="table-column">
      <style:table-column-properties style:column-width="2.0333in" style:rel-column-width="36508*"/>
    </style:style>
    <style:style style:name="Table2.C" style:family="table-column">
      <style:table-column-properties style:column-width="0.4in" style:rel-column-width="7182*"/>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none" fo:border-right="none" fo:border-top="0.05pt solid #000000" fo:border-bottom="0.05pt solid #000000">
        <style:background-image/>
      </style:table-cell-properties>
    </style:style>
    <style:style style:name="Table2.A2" style:family="table-cell">
      <style:table-cell-properties fo:background-color="#cccccc" fo:padding="0.0382in" fo:border="none">
        <style:background-image/>
      </style:table-cell-properties>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5" style:family="table-cell">
      <style:table-cell-properties fo:padding="0.0382in" fo:border-left="none" fo:border-right="none" fo:border-top="none" fo:border-bottom="0.05pt solid #000000"/>
    </style:style>
    <style:style style:name="Table2.B5" style:family="table-cell">
      <style:table-cell-properties fo:padding="0.0382in" fo:border-left="none" fo:border-right="none" fo:border-top="none" fo:border-bottom="0.05pt solid #000000"/>
    </style:style>
    <style:style style:name="Table2.C5" style:family="table-cell">
      <style:table-cell-properties fo:padding="0.0382in" fo:border-left="none" fo:border-right="none" fo:border-top="none" fo:border-bottom="0.05pt solid #000000"/>
    </style:style>
    <style:style style:name="Table3" style:family="table">
      <style:table-properties style:width="3.65in" table:align="margins" fo:background-color="transparent">
        <style:background-image/>
      </style:table-properties>
    </style:style>
    <style:style style:name="Table3.A" style:family="table-column">
      <style:table-column-properties style:column-width="0.5625in" style:rel-column-width="10099*"/>
    </style:style>
    <style:style style:name="Table3.B" style:family="table-column">
      <style:table-column-properties style:column-width="3.0875in" style:rel-column-width="55436*"/>
    </style:style>
    <style:style style:name="Table3.1" style:family="table-row">
      <style:table-row-properties fo:background-color="transparent">
        <style:background-image/>
      </style:table-row-properties>
    </style:style>
    <style:style style:name="Table3.A1" style:family="table-cell">
      <style:table-cell-properties fo:background-color="transparent" fo:padding="0.0382in" fo:border-left="none" fo:border-right="none" fo:border-top="0.05pt solid #000000" fo:border-bottom="0.05pt solid #000000">
        <style:background-image/>
      </style:table-cell-properties>
    </style:style>
    <style:style style:name="Table3.A2" style:family="table-cell">
      <style:table-cell-properties fo:background-color="#cccccc" fo:padding="0.0382in" fo:border="none">
        <style:background-image/>
      </style:table-cell-properties>
    </style:style>
    <style:style style:name="Table3.A3" style:family="table-cell">
      <style:table-cell-properties fo:padding="0.0382in" fo:border="none"/>
    </style:style>
    <style:style style:name="Table3.B3" style:family="table-cell">
      <style:table-cell-properties fo:padding="0.0382in" fo:border="none"/>
    </style:style>
    <style:style style:name="Table3.A5" style:family="table-cell">
      <style:table-cell-properties fo:padding="0.0382in" fo:border="none"/>
    </style:style>
    <style:style style:name="Table3.B5" style:family="table-cell">
      <style:table-cell-properties fo:padding="0.0382in" fo:border="none"/>
    </style:style>
    <style:style style:name="Table3.A7" style:family="table-cell">
      <style:table-cell-properties fo:padding="0.0382in" fo:border="none"/>
    </style:style>
    <style:style style:name="Table3.B7" style:family="table-cell">
      <style:table-cell-properties fo:padding="0.0382in" fo:border="none"/>
    </style:style>
    <style:style style:name="Table3.A8" style:family="table-cell">
      <style:table-cell-properties fo:background-color="#cccccc" fo:padding="0.0382in" fo:border-left="none" fo:border-right="none" fo:border-top="none" fo:border-bottom="0.05pt solid #000000">
        <style:background-image/>
      </style:table-cell-properties>
    </style:style>
    <style:style style:name="Table4" style:family="table">
      <style:table-properties style:width="3.65in" table:align="margins" fo:background-color="transparent">
        <style:background-image/>
      </style:table-properties>
    </style:style>
    <style:style style:name="Table4.A" style:family="table-column">
      <style:table-column-properties style:column-width="0.5625in" style:rel-column-width="10099*"/>
    </style:style>
    <style:style style:name="Table4.B" style:family="table-column">
      <style:table-column-properties style:column-width="3.0875in" style:rel-column-width="55436*"/>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0382in" fo:border-left="none" fo:border-right="none" fo:border-top="0.05pt solid #000000" fo:border-bottom="0.05pt solid #000000">
        <style:background-image/>
      </style:table-cell-properties>
    </style:style>
    <style:style style:name="Table4.A2" style:family="table-cell">
      <style:table-cell-properties fo:background-color="#cccccc" fo:padding="0.0382in" fo:border="none">
        <style:background-image/>
      </style:table-cell-properties>
    </style:style>
    <style:style style:name="Table4.A3" style:family="table-cell">
      <style:table-cell-properties fo:padding="0.0382in" fo:border="none"/>
    </style:style>
    <style:style style:name="Table4.B3" style:family="table-cell">
      <style:table-cell-properties fo:padding="0.0382in" fo:border="none"/>
    </style:style>
    <style:style style:name="Table4.A5" style:family="table-cell">
      <style:table-cell-properties fo:padding="0.0382in" fo:border="none"/>
    </style:style>
    <style:style style:name="Table4.B5" style:family="table-cell">
      <style:table-cell-properties fo:padding="0.0382in" fo:border="none"/>
    </style:style>
    <style:style style:name="Table4.A7" style:family="table-cell">
      <style:table-cell-properties fo:padding="0.0382in" fo:border="none"/>
    </style:style>
    <style:style style:name="Table4.B7" style:family="table-cell">
      <style:table-cell-properties fo:padding="0.0382in" fo:border="none"/>
    </style:style>
    <style:style style:name="Table4.A9" style:family="table-cell">
      <style:table-cell-properties fo:padding="0.0382in" fo:border="none"/>
    </style:style>
    <style:style style:name="Table4.B9" style:family="table-cell">
      <style:table-cell-properties fo:padding="0.0382in" fo:border="none"/>
    </style:style>
    <style:style style:name="Table4.A11" style:family="table-cell">
      <style:table-cell-properties fo:padding="0.0382in" fo:border="none"/>
    </style:style>
    <style:style style:name="Table4.B11" style:family="table-cell">
      <style:table-cell-properties fo:padding="0.0382in" fo:border="none"/>
    </style:style>
    <style:style style:name="Table4.A13" style:family="table-cell">
      <style:table-cell-properties fo:padding="0.0382in" fo:border="none"/>
    </style:style>
    <style:style style:name="Table4.B13" style:family="table-cell">
      <style:table-cell-properties fo:padding="0.0382in" fo:border="none"/>
    </style:style>
    <style:style style:name="Table4.A1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Table_20_Contents">
      <style:text-properties fo:font-size="9pt" style:font-size-asian="9pt" style:font-size-complex="9pt"/>
    </style:style>
    <style:style style:name="P2" style:family="paragraph" style:parent-style-name="Table_20_Contents">
      <style:text-properties fo:font-size="8pt" style:font-size-asian="8pt" style:font-size-complex="8pt"/>
    </style:style>
    <style:style style:name="P3" style:family="paragraph" style:parent-style-name="Text_20_body">
      <style:text-properties style:use-window-font-color="true" fo:font-size="10pt" fo:font-weight="bold" officeooo:rsid="00221043" officeooo:paragraph-rsid="0027387d" style:font-size-asian="10pt" style:font-weight-asian="bold" style:font-size-complex="10pt" style:font-weight-complex="bold"/>
    </style:style>
    <style:style style:name="P4" style:family="paragraph" style:parent-style-name="Text_20_body">
      <style:text-properties style:use-window-font-color="true" fo:font-size="10pt" fo:font-weight="bold" officeooo:rsid="00221043" officeooo:paragraph-rsid="00290a4b" fo:background-color="transparent" style:font-size-asian="10pt" style:font-weight-asian="bold" style:font-size-complex="10pt" style:font-weight-complex="bold"/>
    </style:style>
    <style:style style:name="P5" style:family="paragraph" style:parent-style-name="Text_20_body">
      <style:text-properties style:use-window-font-color="true" fo:font-size="6pt" fo:font-weight="bold" officeooo:rsid="00221043" officeooo:paragraph-rsid="0027387d" style:font-size-asian="5.25pt" style:font-weight-asian="bold" style:font-size-complex="6pt" style:font-weight-complex="bold"/>
    </style:style>
    <style:style style:name="P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11ae7a" officeooo:paragraph-rsid="0011ae7a" style:font-size-asian="13pt" style:font-style-asian="normal" style:font-weight-asian="bold" style:font-size-complex="13pt" style:font-style-complex="normal" style:font-weight-complex="bold"/>
    </style:style>
    <style:style style:name="P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1b9f7f" officeooo:paragraph-rsid="001b9f7f" style:font-size-asian="13pt" style:font-style-asian="normal" style:font-weight-asian="bold" style:font-size-complex="13pt" style:font-style-complex="normal" style:font-weight-complex="bold"/>
    </style:style>
    <style:style style:name="P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207f8b" officeooo:paragraph-rsid="00207f8b" style:font-size-asian="13pt" style:font-style-asian="normal" style:font-weight-asian="bold" style:font-size-complex="13pt" style:font-style-complex="normal" style:font-weight-complex="bold"/>
    </style:style>
    <style:style style:name="P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27387d" officeooo:paragraph-rsid="0027387d" style:font-size-asian="13pt" style:font-style-asian="normal" style:font-weight-asian="bold" style:font-size-complex="13pt" style:font-style-complex="normal" style:font-weight-complex="bold"/>
    </style:style>
    <style:style style:name="P1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style:text-underline-style="none" fo:font-weight="bold" officeooo:rsid="002b6df1" officeooo:paragraph-rsid="002b6df1" fo:background-color="transparent" style:font-size-asian="13pt" style:font-style-asian="normal" style:font-weight-asian="bold" style:font-size-complex="13pt" style:font-style-complex="normal" style:font-weight-complex="bold"/>
    </style:style>
    <style:style style:name="P1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9f1dc" officeooo:paragraph-rsid="0019f1dc" style:font-size-asian="5.25pt" style:font-style-asian="normal" style:font-weight-asian="bold" style:font-size-complex="6pt" style:font-style-complex="normal" style:font-weight-complex="bold"/>
    </style:style>
    <style:style style:name="P1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b9f7f" officeooo:paragraph-rsid="00207f8b" style:font-size-asian="5.25pt" style:font-style-asian="normal" style:font-weight-asian="bold" style:font-size-complex="6pt" style:font-style-complex="normal" style:font-weight-complex="bold"/>
    </style:style>
    <style:style style:name="P1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b9f7f" officeooo:paragraph-rsid="00217938" style:font-size-asian="5.25pt" style:font-style-asian="normal" style:font-weight-asian="bold" style:font-size-complex="6pt" style:font-style-complex="normal" style:font-weight-complex="bold"/>
    </style:style>
    <style:style style:name="P1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5ab12" officeooo:paragraph-rsid="00305466" style:font-size-asian="5.25pt" style:font-style-asian="normal" style:font-weight-asian="bold" style:font-size-complex="6pt" style:font-style-complex="normal" style:font-weight-complex="bold"/>
    </style:style>
    <style:style style:name="P1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59bd9" officeooo:paragraph-rsid="00305466" style:font-size-asian="5.25pt" style:font-style-asian="normal" style:font-weight-asian="bold" style:font-size-complex="6pt" style:font-style-complex="normal" style:font-weight-complex="bold"/>
    </style:style>
    <style:style style:name="P1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30446" style:font-size-asian="5.25pt" style:font-style-asian="normal" style:font-weight-asian="normal" style:font-size-complex="6pt" style:font-style-complex="normal" style:font-weight-complex="normal"/>
    </style:style>
    <style:style style:name="P1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49543" style:font-size-asian="5.25pt" style:font-style-asian="normal" style:font-weight-asian="normal" style:font-size-complex="6pt" style:font-style-complex="normal" style:font-weight-complex="normal"/>
    </style:style>
    <style:style style:name="P1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b9f7f" style:font-size-asian="5.25pt" style:font-style-asian="normal" style:font-weight-asian="normal" style:font-size-complex="6pt" style:font-style-complex="normal" style:font-weight-complex="normal"/>
    </style:style>
    <style:style style:name="P1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d93a9" style:font-size-asian="5.25pt" style:font-style-asian="normal" style:font-weight-asian="normal" style:font-size-complex="6pt" style:font-style-complex="normal" style:font-weight-complex="normal"/>
    </style:style>
    <style:style style:name="P2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59bd9" officeooo:paragraph-rsid="00159bd9" style:font-size-asian="5.25pt" style:font-style-asian="normal" style:font-weight-asian="normal" style:font-size-complex="6pt" style:font-style-complex="normal" style:font-weight-complex="normal"/>
    </style:style>
    <style:style style:name="P2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9f1dc" officeooo:paragraph-rsid="0019f1dc" style:font-size-asian="5.25pt" style:font-style-asian="normal" style:font-weight-asian="normal" style:font-size-complex="6pt" style:font-style-complex="normal" style:font-weight-complex="normal"/>
    </style:style>
    <style:style style:name="P2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1f3f5e" style:font-size-asian="5.25pt" style:font-style-asian="normal" style:font-weight-asian="normal" style:font-size-complex="6pt" style:font-style-complex="normal" style:font-weight-complex="normal"/>
    </style:style>
    <style:style style:name="P2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207f8b" style:font-size-asian="5.25pt" style:font-style-asian="normal" style:font-weight-asian="normal" style:font-size-complex="6pt" style:font-style-complex="normal" style:font-weight-complex="normal"/>
    </style:style>
    <style:style style:name="P2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7387d" officeooo:paragraph-rsid="0027387d" style:font-size-asian="5.25pt" style:font-style-asian="normal" style:font-weight-asian="normal" style:font-size-complex="6pt" style:font-style-complex="normal" style:font-weight-complex="normal"/>
    </style:style>
    <style:style style:name="P2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07f8b" officeooo:paragraph-rsid="00217938" style:font-size-asian="5.25pt" style:font-style-asian="normal" style:font-weight-asian="normal" style:font-size-complex="6pt" style:font-style-complex="normal" style:font-weight-complex="normal"/>
    </style:style>
    <style:style style:name="P2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21043" officeooo:paragraph-rsid="0027387d" fo:background-color="transparent" style:font-size-asian="5.25pt" style:font-style-asian="normal" style:font-weight-asian="normal" style:font-size-complex="6pt" style:font-style-complex="normal" style:font-weight-complex="normal"/>
    </style:style>
    <style:style style:name="P2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fo:font-weight="normal" officeooo:rsid="0019f1dc" officeooo:paragraph-rsid="0019f1dc" style:font-size-asian="7.84999990463257pt" style:font-style-asian="normal" style:font-weight-asian="normal" style:font-size-complex="9pt" style:font-style-complex="normal" style:font-weight-complex="normal"/>
    </style:style>
    <style:style style:name="P2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fo:font-weight="normal" officeooo:rsid="0019f1dc" officeooo:paragraph-rsid="00207f8b" style:font-size-asian="7.84999990463257pt" style:font-style-asian="normal" style:font-weight-asian="normal" style:font-size-complex="9pt" style:font-style-complex="normal" style:font-weight-complex="normal"/>
    </style:style>
    <style:style style:name="P2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21043" officeooo:paragraph-rsid="00290a4b" fo:background-color="transparent" style:font-size-asian="7.84999990463257pt" style:font-style-asian="normal" style:font-weight-asian="normal" style:font-size-complex="9pt" style:font-style-complex="normal" style:font-weight-complex="normal"/>
    </style:style>
    <style:style style:name="P3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66362" officeooo:paragraph-rsid="00266362" style:font-size-asian="7.84999990463257pt" style:font-style-asian="normal" style:font-weight-asian="normal" style:font-size-complex="9pt" style:font-style-complex="normal" style:font-weight-complex="normal"/>
    </style:style>
    <style:style style:name="P3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1ae7a" officeooo:paragraph-rsid="001f3f5e" style:font-size-asian="10pt" style:font-style-asian="normal" style:font-weight-asian="normal" style:font-size-complex="10pt" style:font-style-complex="normal" style:font-weight-complex="normal"/>
    </style:style>
    <style:style style:name="P3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1ae7a" officeooo:paragraph-rsid="00207f8b" style:font-size-asian="10pt" style:font-style-asian="normal" style:font-weight-asian="normal" style:font-size-complex="10pt" style:font-style-complex="normal" style:font-weight-complex="normal"/>
    </style:style>
    <style:style style:name="P3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9f1dc" officeooo:paragraph-rsid="00305466" style:font-size-asian="10pt" style:font-style-asian="normal" style:font-weight-asian="normal" style:font-size-complex="10pt" style:font-style-complex="normal" style:font-weight-complex="normal"/>
    </style:style>
    <style:style style:name="P3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305466" style:font-size-asian="10pt" style:font-style-asian="normal" style:font-weight-asian="bold" style:font-size-complex="10pt" style:font-style-complex="normal" style:font-weight-complex="bold"/>
    </style:style>
    <style:style style:name="P3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1f3f5e" style:font-size-asian="10pt" style:font-style-asian="normal" style:font-weight-asian="bold" style:font-size-complex="10pt" style:font-style-complex="normal" style:font-weight-complex="bold"/>
    </style:style>
    <style:style style:name="P3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207f8b" style:font-size-asian="10pt" style:font-style-asian="normal" style:font-weight-asian="bold" style:font-size-complex="10pt" style:font-style-complex="normal" style:font-weight-complex="bold"/>
    </style:style>
    <style:style style:name="P3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266362" style:font-size-asian="10pt" style:font-style-asian="normal" style:font-weight-asian="bold" style:font-size-complex="10pt" style:font-style-complex="normal" style:font-weight-complex="bold"/>
    </style:style>
    <style:style style:name="P3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217938" style:font-size-asian="10pt" style:font-style-asian="normal" style:font-weight-asian="bold" style:font-size-complex="10pt" style:font-style-complex="normal" style:font-weight-complex="bold"/>
    </style:style>
    <style:style style:name="P3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9bd9" officeooo:paragraph-rsid="00305466" style:font-size-asian="10pt" style:font-style-asian="normal" style:font-weight-asian="bold" style:font-size-complex="10pt" style:font-style-complex="normal" style:font-weight-complex="bold"/>
    </style:style>
    <style:style style:name="P4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ab12" officeooo:paragraph-rsid="00305466" style:font-size-asian="10pt" style:font-style-asian="normal" style:font-weight-asian="bold" style:font-size-complex="10pt" style:font-style-complex="normal" style:font-weight-complex="bold"/>
    </style:style>
    <style:style style:name="P4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9f1dc" officeooo:paragraph-rsid="00305466" style:font-size-asian="10pt" style:font-style-asian="normal" style:font-weight-asian="bold" style:font-size-complex="10pt" style:font-style-complex="normal" style:font-weight-complex="bold"/>
    </style:style>
    <style:style style:name="P4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27387d" officeooo:paragraph-rsid="0027387d" style:font-size-asian="10pt" style:font-style-asian="normal" style:font-weight-asian="bold" style:font-size-complex="10pt" style:font-style-complex="normal" style:font-weight-complex="bold"/>
    </style:style>
    <style:style style:name="P4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21043" officeooo:paragraph-rsid="00290a4b" fo:background-color="transparent" style:font-size-asian="10pt" style:font-style-asian="normal" style:font-weight-asian="normal" style:font-size-complex="10pt" style:font-style-complex="normal" style:font-weight-complex="normal"/>
    </style:style>
    <style:style style:name="P4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italic" fo:font-weight="bold" officeooo:rsid="0019f1dc" officeooo:paragraph-rsid="0019f1dc" style:font-size-asian="10pt" style:font-style-asian="italic" style:font-weight-asian="bold" style:font-size-complex="10pt" style:font-style-complex="italic" style:font-weight-complex="bold"/>
    </style:style>
    <style:style style:name="P4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27387d" officeooo:paragraph-rsid="0027387d" style:font-size-asian="3.5pt" style:font-style-asian="normal" style:font-weight-asian="bold" style:font-size-complex="4pt" style:font-style-complex="normal" style:font-weight-complex="bold"/>
    </style:style>
    <style:style style:name="P4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207f8b" officeooo:paragraph-rsid="00207f8b" style:font-size-asian="3.5pt" style:font-style-asian="normal" style:font-weight-asian="bold" style:font-size-complex="4pt" style:font-style-complex="normal" style:font-weight-complex="bold"/>
    </style:style>
    <style:style style:name="P4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1b9f7f" officeooo:paragraph-rsid="001b9f7f" style:font-size-asian="3.5pt" style:font-style-asian="normal" style:font-weight-asian="bold" style:font-size-complex="4pt" style:font-style-complex="normal" style:font-weight-complex="bold"/>
    </style:style>
    <style:style style:name="P4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11ae7a" officeooo:paragraph-rsid="0011ae7a" style:font-size-asian="3.5pt" style:font-style-asian="normal" style:font-weight-asian="bold" style:font-size-complex="4pt" style:font-style-complex="normal" style:font-weight-complex="bold"/>
    </style:style>
    <style:style style:name="P49"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normal" officeooo:rsid="00149c09" officeooo:paragraph-rsid="00149c09" style:font-size-asian="5.25pt" style:font-style-asian="normal" style:font-weight-asian="normal" style:font-size-complex="6pt" style:font-style-complex="normal" style:font-weight-complex="normal"/>
    </style:style>
    <style:style style:name="P50"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bold" officeooo:rsid="0015ab12" officeooo:paragraph-rsid="0015ab12" style:font-size-asian="5.25pt" style:font-style-asian="normal" style:font-weight-asian="bold" style:font-size-complex="6pt" style:font-style-complex="normal" style:font-weight-complex="bold"/>
    </style:style>
    <style:style style:name="P51" style:family="paragraph" style:parent-style-name="Text_20_body">
      <loext:graphic-properties draw:fill="none"/>
      <style:paragraph-properties fo:margin-top="0in" fo:margin-bottom="0in" loext:contextual-spacing="false" fo:line-height="100%" fo:text-align="center" style:justify-single-word="false" fo:background-color="transparent"/>
      <style:text-properties style:use-window-font-color="true" style:font-name="Liberation Serif" fo:font-size="4pt" fo:font-style="italic" fo:font-weight="normal" officeooo:rsid="001ce6df" officeooo:paragraph-rsid="000ea91e" style:font-size-asian="3.5pt" style:font-style-asian="italic" style:font-weight-asian="normal" style:font-size-complex="4pt" style:font-style-complex="italic" style:font-weight-complex="normal"/>
    </style:style>
    <style:style style:name="P52" style:family="paragraph" style:parent-style-name="Subtitle">
      <loext:graphic-properties draw:fill="none"/>
      <style:paragraph-properties fo:margin-top="0in" fo:margin-bottom="0in" loext:contextual-spacing="false" fo:line-height="100%" fo:text-align="center" style:justify-single-word="false" fo:background-color="transparent"/>
      <style:text-properties style:use-window-font-color="true" style:font-name="Liberation Serif" fo:font-size="11pt" fo:font-style="italic" fo:font-weight="normal" officeooo:rsid="001ce6df" officeooo:paragraph-rsid="000ea91e" style:font-size-asian="11pt" style:font-style-asian="italic" style:font-weight-asian="normal" style:font-size-complex="11pt" style:font-style-complex="italic" style:font-weight-complex="normal"/>
    </style:style>
    <style:style style:name="P53" style:family="paragraph" style:parent-style-name="Table_20_Contents">
      <style:paragraph-properties fo:text-align="justify" style:justify-single-word="false"/>
      <style:text-properties style:use-window-font-color="true" style:font-name="Liberation Serif" fo:font-size="9pt" fo:font-weight="bold" officeooo:rsid="00149c09" officeooo:paragraph-rsid="00149c09"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style:use-window-font-color="true" style:font-name="Liberation Serif" fo:font-size="9pt" fo:font-weight="bold" officeooo:rsid="00149c09" officeooo:paragraph-rsid="00149c09" style:font-size-asian="9pt" style:font-weight-asian="bold" style:font-size-complex="9pt" style:font-weight-complex="bold"/>
    </style:style>
    <style:style style:name="P55" style:family="paragraph" style:parent-style-name="Table_20_Contents">
      <style:paragraph-properties fo:text-align="justify" style:justify-single-word="false"/>
      <style:text-properties style:use-window-font-color="true" style:font-name="Liberation Serif" fo:font-size="9pt" fo:font-weight="bold" officeooo:rsid="0015d421" officeooo:paragraph-rsid="0015d421" style:font-size-asian="9pt" style:font-weight-asian="bold" style:font-size-complex="9pt" style:font-weight-complex="bold"/>
    </style:style>
    <style:style style:name="P56" style:family="paragraph" style:parent-style-name="Table_20_Contents">
      <style:paragraph-properties fo:text-align="center" style:justify-single-word="false"/>
      <style:text-properties style:use-window-font-color="true" style:font-name="Liberation Serif" fo:font-size="9pt" officeooo:rsid="00149c09" officeooo:paragraph-rsid="00149c09" style:font-size-asian="9pt" style:font-size-complex="9pt"/>
    </style:style>
    <style:style style:name="P57" style:family="paragraph" style:parent-style-name="Table_20_Contents">
      <style:paragraph-properties fo:text-align="justify" style:justify-single-word="false"/>
      <style:text-properties style:use-window-font-color="true" style:font-name="Liberation Serif" fo:font-size="9pt" officeooo:rsid="00149c09" officeooo:paragraph-rsid="00149c09" style:font-size-asian="9pt" style:font-size-complex="9pt"/>
    </style:style>
    <style:style style:name="P58" style:family="paragraph" style:parent-style-name="Table_20_Contents">
      <style:paragraph-properties fo:text-align="center" style:justify-single-word="false"/>
      <style:text-properties style:use-window-font-color="true" style:font-name="Liberation Serif" fo:font-size="9pt" style:font-size-asian="9pt" style:font-size-complex="9pt"/>
    </style:style>
    <style:style style:name="P59" style:family="paragraph" style:parent-style-name="Table_20_Contents">
      <style:paragraph-properties fo:text-align="justify" style:justify-single-word="false"/>
      <style:text-properties style:use-window-font-color="true" style:font-name="Liberation Serif" fo:font-size="9pt" style:font-size-asian="9pt" style:font-size-complex="9pt"/>
    </style:style>
    <style:style style:name="P60" style:family="paragraph" style:parent-style-name="Table_20_Contents">
      <style:paragraph-properties fo:text-align="justify" style:justify-single-word="false"/>
      <style:text-properties style:use-window-font-color="true" style:font-name="Liberation Serif" fo:font-size="9pt" officeooo:rsid="00179693" officeooo:paragraph-rsid="00179693" style:font-size-asian="9pt" style:font-size-complex="9pt"/>
    </style:style>
    <style:style style:name="P61" style:family="paragraph" style:parent-style-name="Table_20_Contents">
      <style:paragraph-properties fo:text-align="center" style:justify-single-word="false"/>
      <style:text-properties style:use-window-font-color="true" fo:font-size="9pt" fo:font-weight="bold" officeooo:rsid="00221043" officeooo:paragraph-rsid="0027387d" style:font-size-asian="9pt" style:font-weight-asian="bold" style:font-size-complex="9pt" style:font-weight-complex="bold"/>
    </style:style>
    <style:style style:name="P62" style:family="paragraph" style:parent-style-name="Table_20_Contents">
      <style:paragraph-properties fo:text-align="center" style:justify-single-word="false"/>
      <style:text-properties style:use-window-font-color="true" fo:font-size="9pt" fo:font-weight="bold" officeooo:rsid="00221043" officeooo:paragraph-rsid="00290a4b" style:font-size-asian="9pt" style:font-weight-asian="bold" style:font-size-complex="9pt" style:font-weight-complex="bold"/>
    </style:style>
    <style:style style:name="P63" style:family="paragraph" style:parent-style-name="Table_20_Contents">
      <style:text-properties style:use-window-font-color="true" fo:font-size="9pt" fo:font-weight="bold" officeooo:rsid="00221043" officeooo:paragraph-rsid="0027387d" style:font-size-asian="9pt" style:font-weight-asian="bold" style:font-size-complex="9pt" style:font-weight-complex="bold"/>
    </style:style>
    <style:style style:name="P64" style:family="paragraph" style:parent-style-name="Table_20_Contents">
      <style:text-properties style:use-window-font-color="true" fo:font-size="9pt" fo:font-weight="bold" officeooo:rsid="00221043" officeooo:paragraph-rsid="00290a4b" style:font-size-asian="9pt" style:font-weight-asian="bold" style:font-size-complex="9pt" style:font-weight-complex="bold"/>
    </style:style>
    <style:style style:name="P65" style:family="paragraph" style:parent-style-name="Table_20_Contents">
      <style:paragraph-properties fo:text-align="center" style:justify-single-word="false"/>
      <style:text-properties style:use-window-font-color="true" fo:font-size="9pt" fo:font-weight="bold" officeooo:rsid="00290a4b" officeooo:paragraph-rsid="00290a4b" style:font-size-asian="9pt" style:font-weight-asian="bold" style:font-size-complex="9pt" style:font-weight-complex="bold"/>
    </style:style>
    <style:style style:name="P66" style:family="paragraph" style:parent-style-name="Table_20_Contents">
      <style:text-properties style:use-window-font-color="true" fo:font-size="9pt" officeooo:paragraph-rsid="0027387d" style:font-size-asian="9pt" style:font-size-complex="9pt"/>
    </style:style>
    <style:style style:name="P67" style:family="paragraph" style:parent-style-name="Table_20_Contents">
      <style:text-properties style:use-window-font-color="true" fo:font-size="9pt" officeooo:paragraph-rsid="00290a4b" style:font-size-asian="9pt" style:font-size-complex="9pt"/>
    </style:style>
    <style:style style:name="P68" style:family="paragraph" style:parent-style-name="Title">
      <style:paragraph-properties fo:line-height="100%" fo:text-align="center" style:justify-single-word="false"/>
      <style:text-properties style:use-window-font-color="true" style:font-name="Pointedly Mad" fo:font-size="28pt" fo:font-weight="normal" officeooo:rsid="001ce6df" officeooo:paragraph-rsid="000ea91e" style:font-size-asian="28pt" style:font-weight-asian="normal" style:font-size-complex="28pt" style:font-weight-complex="normal"/>
    </style:style>
    <style:style style:name="T1" style:family="text">
      <style:text-properties officeooo:rsid="002d4d28"/>
    </style:style>
    <style:style style:name="T2" style:family="text">
      <style:text-properties officeooo:rsid="002d9378"/>
    </style:style>
    <style:style style:name="T3" style:family="text">
      <style:text-properties officeooo:rsid="000ea91e"/>
    </style:style>
    <style:style style:name="T4" style:family="text">
      <style:text-properties style:font-name="Liberation Serif" fo:font-size="9pt" officeooo:rsid="000ea91e" style:font-size-asian="7.84999990463257pt" style:font-size-complex="9pt"/>
    </style:style>
    <style:style style:name="T5" style:family="text">
      <style:text-properties fo:font-weight="normal" style:font-weight-asian="normal" style:font-weight-complex="normal"/>
    </style:style>
    <style:style style:name="T6" style:family="text">
      <style:text-properties fo:font-weight="normal" officeooo:rsid="00149543" style:font-weight-asian="normal" style:font-weight-complex="normal"/>
    </style:style>
    <style:style style:name="T7" style:family="text">
      <style:text-properties fo:font-weight="normal" officeooo:rsid="00149c09" style:font-weight-asian="normal" style:font-weight-complex="normal"/>
    </style:style>
    <style:style style:name="T8" style:family="text">
      <style:text-properties fo:font-weight="normal" officeooo:rsid="0015ab12" style:font-weight-asian="normal" style:font-weight-complex="normal"/>
    </style:style>
    <style:style style:name="T9" style:family="text">
      <style:text-properties fo:font-weight="normal" officeooo:rsid="0015d421" style:font-weight-asian="normal" style:font-weight-complex="normal"/>
    </style:style>
    <style:style style:name="T10" style:family="text">
      <style:text-properties fo:font-weight="normal" officeooo:rsid="00181ad1" style:font-weight-asian="normal" style:font-weight-complex="normal"/>
    </style:style>
    <style:style style:name="T11" style:family="text">
      <style:text-properties fo:font-weight="normal" officeooo:rsid="00193d1b" style:font-weight-asian="normal" style:font-weight-complex="normal"/>
    </style:style>
    <style:style style:name="T12" style:family="text">
      <style:text-properties fo:font-weight="normal" officeooo:rsid="001b9f7f" style:font-weight-asian="normal" style:font-weight-complex="normal"/>
    </style:style>
    <style:style style:name="T13" style:family="text">
      <style:text-properties fo:font-weight="normal" officeooo:rsid="001db688" style:font-weight-asian="normal" style:font-weight-complex="normal"/>
    </style:style>
    <style:style style:name="T14" style:family="text">
      <style:text-properties fo:font-weight="normal" officeooo:rsid="001f348f" style:font-weight-asian="normal" style:font-weight-complex="normal"/>
    </style:style>
    <style:style style:name="T15" style:family="text">
      <style:text-properties fo:font-weight="normal" officeooo:rsid="001f3f5e"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1b9f7f" style:font-weight-asian="normal" style:font-weight-complex="normal"/>
    </style:style>
    <style:style style:name="T19" style:family="text">
      <style:text-properties style:text-underline-style="none" fo:font-weight="normal" officeooo:rsid="00219594" style:font-weight-asian="normal" style:font-weight-complex="normal"/>
    </style:style>
    <style:style style:name="T20" style:family="text">
      <style:text-properties style:text-underline-style="none" fo:font-weight="normal" officeooo:rsid="00207f8b" style:font-weight-asian="normal" style:font-weight-complex="normal"/>
    </style:style>
    <style:style style:name="T21" style:family="text">
      <style:text-properties style:text-underline-style="none" fo:font-weight="normal" officeooo:rsid="00266362" style:font-weight-asian="normal" style:font-weight-complex="normal"/>
    </style:style>
    <style:style style:name="T22" style:family="text">
      <style:text-properties style:text-underline-style="none" fo:font-weight="normal" officeooo:rsid="0021370f" style:font-weight-asian="normal" style:font-weight-complex="normal"/>
    </style:style>
    <style:style style:name="T23" style:family="text">
      <style:text-properties style:text-underline-style="none" fo:font-weight="normal" officeooo:rsid="0038d690"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bold" officeooo:rsid="001f3f5e" style:font-weight-asian="bold" style:font-weight-complex="bold"/>
    </style:style>
    <style:style style:name="T26" style:family="text">
      <style:text-properties style:text-underline-style="none" fo:font-weight="bold" officeooo:rsid="00207f8b" style:font-weight-asian="bold" style:font-weight-complex="bold"/>
    </style:style>
    <style:style style:name="T27" style:family="text">
      <style:text-properties style:text-underline-style="none" fo:font-weight="bold" officeooo:rsid="00305466" style:font-weight-asian="bold" style:font-weight-complex="bold"/>
    </style:style>
    <style:style style:name="T28" style:family="text">
      <style:text-properties style:text-underline-style="none" fo:font-weight="bold" officeooo:rsid="0011ae7a" style:font-weight-asian="bold" style:font-weight-complex="bold"/>
    </style:style>
    <style:style style:name="T29" style:family="text">
      <style:text-properties style:text-underline-style="none" officeooo:rsid="001b9f7f"/>
    </style:style>
    <style:style style:name="T30" style:family="text">
      <style:text-properties style:text-underline-style="none" officeooo:rsid="001f3f5e"/>
    </style:style>
    <style:style style:name="T31" style:family="text">
      <style:text-properties style:text-underline-style="none" officeooo:rsid="00207f8b"/>
    </style:style>
    <style:style style:name="T32" style:family="text">
      <style:text-properties style:text-underline-style="none" officeooo:rsid="00219594"/>
    </style:style>
    <style:style style:name="T33" style:family="text">
      <style:text-properties style:text-underline-style="none" officeooo:rsid="00217938"/>
    </style:style>
    <style:style style:name="T34" style:family="text">
      <style:text-properties style:text-underline-style="none" officeooo:rsid="00266362"/>
    </style:style>
    <style:style style:name="T35" style:family="text">
      <style:text-properties style:text-underline-style="none" officeooo:rsid="00305466"/>
    </style:style>
    <style:style style:name="T36" style:family="text">
      <style:text-properties style:text-underline-style="none" officeooo:rsid="0011ae7a"/>
    </style:style>
    <style:style style:name="T37" style:family="text">
      <style:text-properties style:text-underline-style="none" officeooo:rsid="0021370f"/>
    </style:style>
    <style:style style:name="T38" style:family="text">
      <style:text-properties style:text-underline-style="none" officeooo:rsid="0038d690"/>
    </style:style>
    <style:style style:name="T39" style:family="text">
      <style:text-properties officeooo:rsid="00149543"/>
    </style:style>
    <style:style style:name="T40" style:family="text">
      <style:text-properties officeooo:rsid="00149c09"/>
    </style:style>
    <style:style style:name="T41" style:family="text">
      <style:text-properties officeooo:rsid="0015d421"/>
    </style:style>
    <style:style style:name="T42" style:family="text">
      <style:text-properties officeooo:rsid="00181ad1"/>
    </style:style>
    <style:style style:name="T43" style:family="text">
      <style:text-properties style:text-position="super 58%" fo:font-weight="normal" officeooo:rsid="00193d1b" style:font-weight-asian="normal" style:font-weight-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officeooo:rsid="001db688"/>
    </style:style>
    <style:style style:name="T46" style:family="text">
      <style:text-properties officeooo:rsid="001f348f"/>
    </style:style>
    <style:style style:name="T47" style:family="text">
      <style:text-properties officeooo:rsid="00290a4b"/>
    </style:style>
    <style:style style:name="T48" style:family="text">
      <style:text-properties officeooo:rsid="002b6df1"/>
    </style:style>
    <style:style style:name="T49" style:family="text">
      <style:text-properties fo:font-weight="bold" style:font-weight-asian="bold" style:font-weight-complex="bold"/>
    </style:style>
    <style:style style:name="T50" style:family="text">
      <style:text-properties fo:font-weight="bold" officeooo:rsid="002d4d28" style:font-weight-asian="bold" style:font-weight-complex="bold"/>
    </style:style>
    <style:style style:name="T51" style:family="text">
      <style:text-properties fo:background-color="transparent" loext:char-shading-value="0"/>
    </style:style>
    <style:style style:name="T52" style:family="text">
      <style:text-properties officeooo:rsid="00305466"/>
    </style:style>
    <style:style style:name="T53" style:family="text">
      <style:text-properties fo:color="#383d3c"/>
    </style:style>
    <style:style style:name="T54" style:family="text">
      <style:text-properties fo:color="#383d3c" style:text-underline-style="none"/>
    </style:style>
    <style:style style:name="T55" style:family="text">
      <style:text-properties fo:color="#383d3c" style:text-underline-style="none" officeooo:rsid="00305466"/>
    </style:style>
    <style:style style:name="T56" style:family="text">
      <style:text-properties fo:color="#383d3c" style:text-underline-style="none" officeooo:rsid="001b9f7f"/>
    </style:style>
    <style:style style:name="T57" style:family="text">
      <style:text-properties fo:color="#383d3c" style:text-underline-style="none" officeooo:rsid="0011ae7a"/>
    </style:style>
    <style:style style:name="T58" style:family="text">
      <style:text-properties fo:color="#383d3c" style:text-underline-style="none" fo:font-weight="bold" style:font-weight-asian="bold" style:font-weight-complex="bold"/>
    </style:style>
    <style:style style:name="T59" style:family="text">
      <style:text-properties fo:color="#383d3c" style:text-underline-style="none" fo:font-weight="bold" officeooo:rsid="00305466" style:font-weight-asian="bold" style:font-weight-complex="bold"/>
    </style:style>
    <style:style style:name="T60" style:family="text">
      <style:text-properties fo:color="#383d3c" style:text-underline-style="none" fo:font-weight="bold" officeooo:rsid="0011ae7a" style:font-weight-asian="bold" style:font-weight-complex="bold"/>
    </style:style>
    <style:style style:name="T61" style:family="text">
      <style:text-properties fo:color="#383d3c" style:text-underline-style="none" fo:font-weight="bold" officeooo:rsid="001f3f5e" style:font-weight-asian="bold" style:font-weight-complex="bold"/>
    </style:style>
    <style:style style:name="T62" style:family="text">
      <style:text-properties fo:color="#383d3c" style:text-underline-style="none" fo:font-weight="bold" officeooo:rsid="00207f8b" style:font-weight-asian="bold" style:font-weight-complex="bold"/>
    </style:style>
    <style:style style:name="T63" style:family="text">
      <style:text-properties fo:color="#383d3c" style:text-underline-style="none" officeooo:rsid="001f3f5e"/>
    </style:style>
    <style:style style:name="T64" style:family="text">
      <style:text-properties fo:color="#383d3c" style:text-underline-style="none" officeooo:rsid="00207f8b"/>
    </style:style>
    <style:style style:name="T65" style:family="text">
      <style:text-properties fo:color="#383d3c" style:text-underline-style="none" officeooo:rsid="00217938"/>
    </style:style>
    <style:style style:name="T66" style:family="text">
      <style:text-properties fo:color="#383d3c" style:text-underline-style="none" officeooo:rsid="002663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3">SotU * Omnibus </text:span><text:span text:style-name="T4">v1</text:span></text:p>
      <text:p text:style-name="P52">Yet another minimal way to play D&amp;D</text:p>
      <text:p text:style-name="P51"/>
      <text:p text:style-name="P6">Build a PC</text:p>
      <text:p text:style-name="P48"/>
      <text:p text:style-name="P34"><text:span text:style-name="T54">1° </text:span><text:span text:style-name="T55">Choose a Race</text:span><text:span text:style-name="T56">:</text:span><text:span text:style-name="T29"> </text:span>Dwarves<text:span text:style-name="T5"> are short and cunning, see well in dim light, and </text:span><text:span text:style-name="T11">can advance only to 6</text:span><text:span text:style-name="T43">th</text:span><text:span text:style-name="T11"> level</text:span><text:span text:style-name="T5">. </text:span>Elves<text:span text:style-name="T5"> are slim and wise, see well in dim light, and </text:span><text:span text:style-name="T11">can advance only to 5</text:span><text:span text:style-name="T43">th</text:span><text:span text:style-name="T11"> level</text:span><text:span text:style-name="T5">. </text:span>Halflings<text:span text:style-name="T5"> are small and nimble, and </text:span><text:span text:style-name="T11">can advance only to 4</text:span><text:span text:style-name="T43">th</text:span><text:span text:style-name="T11"> level</text:span><text:span text:style-name="T5">. </text:span><text:span text:style-name="T52">Huma</text:span>n<text:span text:style-name="T52">s</text:span><text:span text:style-name="T5"> are tall and proud, and have </text:span><text:span text:style-name="T11">no level limit</text:span><text:span text:style-name="T5">.</text:span></text:p>
      <text:p text:style-name="P16"/>
      <text:p text:style-name="P34"><text:span text:style-name="T55">2</text:span><text:span text:style-name="T54">° </text:span><text:span text:style-name="T55">Choose a Class</text:span><text:span text:style-name="T56">:</text:span><text:span text:style-name="T29"> </text:span><text:span text:style-name="T39">Clerics</text:span><text:span text:style-name="T6"> are powerful, devout, </text:span><text:span text:style-name="T8">and </text:span><text:span text:style-name="T6">cast magic spells. </text:span><text:span text:style-name="T8">They </text:span><text:span text:style-name="T6">have 1d6 per level (HD). </text:span>Fighters<text:span text:style-name="T5"> are strong, athletic, and superior in combat. </text:span><text:span text:style-name="T8">They </text:span><text:span text:style-name="T5">have </text:span><text:span text:style-name="T6">1d8 per level (HD)</text:span><text:span text:style-name="T5">. </text:span>Thieves<text:span text:style-name="T5"> are quick, subtle, and superior with surprise. </text:span><text:span text:style-name="T8">They </text:span><text:span text:style-name="T5">have </text:span><text:span text:style-name="T6">1d6 per level (HD)</text:span><text:span text:style-name="T5">. </text:span>Wizards<text:span text:style-name="T5"> are uncanny, shrewd, </text:span><text:span text:style-name="T8">and </text:span><text:span text:style-name="T5">cast magic spells. </text:span><text:span text:style-name="T8">They </text:span><text:span text:style-name="T5">have </text:span><text:span text:style-name="T6">1d4 per level (HD)</text:span><text:span text:style-name="T5">.</text:span></text:p>
      <text:p text:style-name="P17"/>
      <text:p text:style-name="P34"><text:span text:style-name="T55">3</text:span><text:span text:style-name="T54">° </text:span><text:span text:style-name="T55">Choose an Armor</text:span><text:span text:style-name="T56">:</text:span><text:span text:style-name="T29"> </text:span><text:span text:style-name="T6">This determines your PC’s armor class (AC) and a movement rate (MV). </text:span><text:span text:style-name="T40">Clerics</text:span><text:span text:style-name="T7"> and </text:span><text:span text:style-name="T40">Fighters</text:span><text:span text:style-name="T7"> can wear any armor. </text:span><text:span text:style-name="T40">Thieves</text:span><text:span text:style-name="T7"> can wear leather armor. </text:span><text:span text:style-name="T40">Wizards</text:span><text:span text:style-name="T7"> may not cast spells while wearing armor or using shields. </text:span><text:span text:style-name="T41">Elves</text:span><text:span text:style-name="T9"> can cast spells while wearing armor but must have one hand free. </text:span><text:span text:style-name="T42">Dwarves</text:span><text:span text:style-name="T10"> and </text:span><text:span text:style-name="T42">Halflings </text:span><text:span text:style-name="T10">have a MV of 9 in no armor.</text:span></text:p>
      <text:p text:style-name="P4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Armor</text:p>
          </table:table-cell>
          <table:table-cell table:style-name="Table1.A1" office:value-type="string">
            <text:p text:style-name="P54">AC</text:p>
          </table:table-cell>
          <table:table-cell table:style-name="Table1.A1" office:value-type="string">
            <text:p text:style-name="P53">MV</text:p>
          </table:table-cell>
        </table:table-row>
        <table:table-row table:style-name="Table1.1">
          <table:table-cell table:style-name="Table1.A2" office:value-type="string">
            <text:p text:style-name="P53">No armor</text:p>
          </table:table-cell>
          <table:table-cell table:style-name="Table1.A2" office:value-type="string">
            <text:p text:style-name="P56">9</text:p>
          </table:table-cell>
          <table:table-cell table:style-name="Table1.A2" office:value-type="string">
            <text:p text:style-name="P57">12</text:p>
          </table:table-cell>
        </table:table-row>
        <table:table-row>
          <table:table-cell table:style-name="Table1.A5" office:value-type="string">
            <text:p text:style-name="P53">Leather armor</text:p>
          </table:table-cell>
          <table:table-cell table:style-name="Table1.B5" office:value-type="string">
            <text:p text:style-name="P56">7</text:p>
          </table:table-cell>
          <table:table-cell table:style-name="Table1.C5" office:value-type="string">
            <text:p text:style-name="P57">9</text:p>
          </table:table-cell>
        </table:table-row>
        <table:table-row table:style-name="Table1.1">
          <table:table-cell table:style-name="Table1.A2" office:value-type="string">
            <text:p text:style-name="P53">Chainmail</text:p>
          </table:table-cell>
          <table:table-cell table:style-name="Table1.A2" office:value-type="string">
            <text:p text:style-name="P56">5</text:p>
          </table:table-cell>
          <table:table-cell table:style-name="Table1.A2" office:value-type="string">
            <text:p text:style-name="P57">6</text:p>
          </table:table-cell>
        </table:table-row>
        <table:table-row>
          <table:table-cell table:style-name="Table1.A5" office:value-type="string">
            <text:p text:style-name="P53">Plate mail</text:p>
          </table:table-cell>
          <table:table-cell table:style-name="Table1.B5" office:value-type="string">
            <text:p text:style-name="P56">3</text:p>
          </table:table-cell>
          <table:table-cell table:style-name="Table1.C5" office:value-type="string">
            <text:p text:style-name="P57">3</text:p>
          </table:table-cell>
        </table:table-row>
        <table:table-row table:style-name="Table1.1">
          <table:table-cell table:style-name="Table1.A6" office:value-type="string">
            <text:p text:style-name="P53">Shield</text:p>
          </table:table-cell>
          <table:table-cell table:style-name="Table1.A6" office:value-type="string">
            <text:p text:style-name="P58">-<text:span text:style-name="T40">1</text:span></text:p>
          </table:table-cell>
          <table:table-cell table:style-name="Table1.A6" office:value-type="string">
            <text:p text:style-name="P59">-<text:span text:style-name="T40">1</text:span></text:p>
          </table:table-cell>
        </table:table-row>
      </table:table>
      <text:p text:style-name="P49"/>
      <text:p text:style-name="P15"><text:span text:style-name="T35"/></text:p>
      <text:p text:style-name="P39"><text:span text:style-name="T55">4</text:span><text:span text:style-name="T57">° </text:span><text:span text:style-name="T55">Roll for Hit Points:</text:span><text:span text:style-name="T35"> </text:span><text:span text:style-name="T6">U</text:span><text:span text:style-name="T5">se the HD for your class. So, 1d6 for a </text:span>Cleric<text:span text:style-name="T5"> starting at level 1, 1d8 for a </text:span>Fighter<text:span text:style-name="T5">, etc.</text:span></text:p>
      <text:p text:style-name="P20"/>
      <text:p text:style-name="P40"><text:span text:style-name="T55">5</text:span><text:span text:style-name="T57">° </text:span><text:span text:style-name="T55">Choose your Weapons:</text:span><text:span text:style-name="T35"> </text:span>Clerics<text:span text:style-name="T5"> choose two weapons, or one weapon and a shield. Clerics may use only a sling, mace, or hammer. </text:span>Fighters<text:span text:style-name="T5"> choose three weapons, or two weapons and a shield. Fighters may use any weapon. </text:span>Thieves<text:span text:style-name="T5"> choose two weapons, or one weapon and a shield. Thieves may use only a bow, dagger, sling, or sword. </text:span>Wizards<text:span text:style-name="T5"> choose two weapons. Wizards may use only a dagger, sling, or staff (2 handed weapon that deals 1d6 damage). </text:span><text:span text:style-name="T41">Dwarves</text:span><text:span text:style-name="T9"> and </text:span><text:span text:style-name="T41">Halflings </text:span><text:span text:style-name="T9">cannot use two handed weapons or longbows.</text:span></text:p>
      <text:p text:style-name="P14"><text:span text:style-name="T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5">Weapon</text:p>
          </table:table-cell>
          <table:table-cell table:style-name="Table2.A1" office:value-type="string">
            <text:p text:style-name="P55">Description</text:p>
          </table:table-cell>
          <table:table-cell table:style-name="Table2.A1" office:value-type="string">
            <text:p text:style-name="P55">D</text:p>
          </table:table-cell>
        </table:table-row>
        <table:table-row table:style-name="Table2.1">
          <table:table-cell table:style-name="Table2.A2" office:value-type="string">
            <text:p text:style-name="P55">Small weapons</text:p>
          </table:table-cell>
          <table:table-cell table:style-name="Table2.A2" office:value-type="string">
            <text:p text:style-name="P59">Easily concealable (dagger, sling, ...)</text:p>
          </table:table-cell>
          <table:table-cell table:style-name="Table2.A2" office:value-type="string">
            <text:p text:style-name="P60">1d4</text:p>
          </table:table-cell>
        </table:table-row>
        <table:table-row>
          <table:table-cell table:style-name="Table2.A3" office:value-type="string">
            <text:p text:style-name="P55">Range weapons</text:p>
          </table:table-cell>
          <table:table-cell table:style-name="Table2.B3" office:value-type="string">
            <text:p text:style-name="P59">Bow, crossbow...</text:p>
          </table:table-cell>
          <table:table-cell table:style-name="Table2.C3" office:value-type="string">
            <text:p text:style-name="P60">1d6</text:p>
          </table:table-cell>
        </table:table-row>
        <table:table-row table:style-name="Table2.1">
          <table:table-cell table:style-name="Table2.A2" office:value-type="string">
            <text:p text:style-name="P55">Melee weapons</text:p>
          </table:table-cell>
          <table:table-cell table:style-name="Table2.A2" office:value-type="string">
            <text:p text:style-name="P59">Mace, sword, hammer,...</text:p>
          </table:table-cell>
          <table:table-cell table:style-name="Table2.A2" office:value-type="string">
            <text:p text:style-name="P60">1d8</text:p>
          </table:table-cell>
        </table:table-row>
        <table:table-row>
          <table:table-cell table:style-name="Table2.A5" office:value-type="string">
            <text:p text:style-name="P55">2-handed weapons</text:p>
          </table:table-cell>
          <table:table-cell table:style-name="Table2.B5" office:value-type="string">
            <text:p text:style-name="P59">2-Handed sword, polearm, ...</text:p>
          </table:table-cell>
          <table:table-cell table:style-name="Table2.C5" office:value-type="string">
            <text:p text:style-name="P60">1d10</text:p>
          </table:table-cell>
        </table:table-row>
      </table:table>
      <text:p text:style-name="P50"/>
      <text:p text:style-name="P41"><text:span text:style-name="T55">6</text:span><text:span text:style-name="T57">° </text:span><text:span text:style-name="T55">Number of Attacks:</text:span><text:span text:style-name="T35"> </text:span><text:span text:style-name="T5">(AT) is 1 at start. For </text:span>Fighters<text:span text:style-name="T5"> it then rises to 2 at level 5, 3 at level 9, and so on. When a </text:span>Fighter<text:span text:style-name="T5"> kills a monster, he can make another attack at the end of the same round. </text:span>Clerics<text:span text:style-name="T5">, </text:span>Thieves<text:span text:style-name="T5">, and </text:span>Wizards<text:span text:style-name="T5"> may attack only once per round. When they kill a monster, they do not gain a second attack at the end of the round.</text:span></text:p>
      <text:p text:style-name="P11"/>
      <text:p text:style-name="P33"><text:span text:style-name="T59">7</text:span><text:span text:style-name="T60">° </text:span><text:span text:style-name="T59">Choose a Name and Description:</text:span><text:span text:style-name="T27"> </text:span>Imagine what he was before becoming an adventurer. Your PC is ready.</text:p>
      <text:p text:style-name="P21"/>
      <text:p text:style-name="P44"><text:span text:style-name="T53">Example of character sheet:</text:span><text:span text:style-name="T44"> Wayland the Elf Fighter (AC 5 MV 6 HD 3 hp 14 #AT 1 D 1d10 with a voulgue). </text:span></text:p>
      <text:p text:style-name="P27"/>
      <text:p text:style-name="P7">Fighting</text:p>
      <text:p text:style-name="P47"/>
      <text:p text:style-name="P35"><text:span text:style-name="T54">1° </text:span><text:span text:style-name="T56">Initiative:</text:span><text:span text:style-name="T29"> </text:span><text:span text:style-name="T5">Each one roll 1d10+his AC. The best score has </text:span><text:span text:style-name="T12">i</text:span><text:span text:style-name="T5">nitiative, then each one attack in descending order. So a lighter fighter has better chances to strike first. If one has several attacks (AT), he rolls initiative several times.</text:span></text:p>
      <text:p text:style-name="P18"/>
      <text:p text:style-name="P35"><text:span text:style-name="T63">2</text:span><text:span text:style-name="T54">° </text:span><text:span text:style-name="T63">Attack</text:span><text:span text:style-name="T56">:</text:span><text:span text:style-name="T29"> </text:span><text:span text:style-name="T13">R</text:span><text:span text:style-name="T5">oll 1d20. If the score is under your opponent AC + your </text:span><text:span text:style-name="T13">attack </text:span><text:span text:style-name="T14">modifier</text:span><text:span text:style-name="T5">, it’s a hit. Example: to hit an orc with AC 6, a 3 level </text:span><text:span text:style-name="T13">fighter</text:span><text:span text:style-name="T5"> needs a 9 or below. </text:span><text:span text:style-name="T14">A </text:span><text:span text:style-name="T45">Cleric’s</text:span><text:span text:style-name="T13"> attack </text:span><text:span text:style-name="T14">modifier</text:span><text:span text:style-name="T13"> </text:span><text:span text:style-name="T14">is equal to </text:span><text:span text:style-name="T13">the</text:span><text:span text:style-name="T14">ir</text:span><text:span text:style-name="T13"> level / 2 rounded up. So a level </text:span><text:span text:style-name="T15">3</text:span><text:span text:style-name="T13"> cleric </text:span><text:span text:style-name="T14">adds +</text:span><text:span text:style-name="T15">2</text:span><text:span text:style-name="T14"> to the</text:span><text:span text:style-name="T15">ir</text:span><text:span text:style-name="T14"> enemies’ AC</text:span><text:span text:style-name="T13">.</text:span><text:span text:style-name="T45"> Fighters’ </text:span><text:span text:style-name="T13">and</text:span><text:span text:style-name="T45"> Thieves’ </text:span><text:span text:style-name="T13">attack </text:span><text:span text:style-name="T14">modifiers are equal to their levels.</text:span><text:span text:style-name="T46"> </text:span><text:span text:style-name="T15">A </text:span><text:span text:style-name="T46">Wizard’s</text:span><text:span text:style-name="T14"> attack </text:span><text:span text:style-name="T15">modifier</text:span><text:span text:style-name="T14"> </text:span><text:span text:style-name="T15">is</text:span><text:span text:style-name="T14"> equal to their level / 3 rounded up. So a level 4 Wizard </text:span><text:span text:style-name="T15">adds +2 to their enemies’ AC.</text:span><text:span text:style-name="T14"> </text:span><text:span text:style-name="T46"><text:s/></text:span>Dwarves<text:span text:style-name="T5"> gain a -1 bonus to hit Goblins, Orcs and Hobgoblins. They are also skilled against fighting opponents like Ogres, Trolls, and Giants, who have a +4 penalty to hit a dwarf. </text:span>Elves<text:span text:style-name="T5"> gain a -1 bonus to hit with bows, swords and are immune to Ghoul paralysis. </text:span>Halflings<text:span text:style-name="T5"> are deadly with missile weapons, gaining a -3 bonus to hit. Their small size and skill are useful against fighting larger humanoid opponents, who have a +2 (human sized) or +4 (giant sized) penalty to hit.</text:span></text:p>
      <text:p text:style-name="P19"/>
      <text:p text:style-name="P31"><text:span text:style-name="T61">3</text:span><text:span text:style-name="T58">° </text:span><text:span text:style-name="T61">Damage:</text:span><text:span text:style-name="T25"> </text:span><text:span text:style-name="T30">When you hit an opponent, roll the damage (D) dice. Deduces the result from your opponents hit points (hp). At or below 0, monsters are dead, and PC’s are knocked out. Monsters could kill them easily, but they won’t. Instead, they keep them as prisoners. This is just more pulp-like. </text:span><text:span text:style-name="T25">Thieves</text:span><text:span text:style-name="T30"> roll 2 damage (D) dice if they have successfully used stealth to remain undetected by their target.</text:span></text:p>
      <text:p text:style-name="P22"/>
      <text:p text:style-name="P32"><text:span text:style-name="T62">4</text:span><text:span text:style-name="T61">° </text:span><text:span text:style-name="T62">Morale</text:span><text:span text:style-name="T61">:</text:span><text:span text:style-name="T25"> </text:span><text:span text:style-name="T30">If outnumbered, after the first death, and when reduced to one-half number or hit points, monsters checks for morale. The </text:span><text:span text:style-name="T38">G</text:span><text:span text:style-name="T30">M rolls 1d10. If the result is over the monster’s hit dice, he will withdraw or surrender to get a better position.</text:span></text:p>
      <text:p text:style-name="P23"/>
      <text:p text:style-name="P32"><text:span text:style-name="T62">5</text:span><text:span text:style-name="T61">° </text:span><text:span text:style-name="T62">Rest and bandages</text:span><text:span text:style-name="T61">:</text:span><text:span text:style-name="T25"> </text:span><text:span text:style-name="T30">After that, all hit points (hp) are restored back their initial score. After all, hit points reflect the capacity to escape or stand hits. If a PC has been sent below 0hp, he may needs a longer rest, or even healing magic like a</text:span><text:span text:style-name="T31"> </text:span><text:span text:style-name="T30">potion of healing), because he’s wounded.</text:span></text:p>
      <text:p text:style-name="P28"/>
      <text:p text:style-name="P28"/>
      <text:p text:style-name="P28"/>
      <text:p text:style-name="P8"><text:soft-page-break/>Adventure</text:p>
      <text:p text:style-name="P46"/>
      <text:p text:style-name="P36"><text:span text:style-name="T63">1° </text:span><text:span text:style-name="T56">Stealth &amp; stunts:</text:span><text:span text:style-name="T29"> </text:span><text:span text:style-name="T18">sneak a monster, hide in shadows, move silently, </text:span><text:span text:style-name="T19">pick locks, </text:span><text:span text:style-name="T18">climb, or swim are easier with a lighter armor. For each such an action, roll 1d20 under the character’s AC+level. So a 4th level adventurer with a leather armor and a shield must roll 10 or under to climb a cliff. For easier actions, the </text:span><text:span text:style-name="T23">G</text:span><text:span text:style-name="T18">M may choose 1d10 rather than 1d20. </text:span><text:span text:style-name="T29">Halflings</text:span><text:span text:style-name="T18"> gain +4 to to sneak up on monsters and hide in shadows. </text:span><text:span text:style-name="T32">Thieves</text:span><text:span text:style-name="T19"> gain +4 to pick locks.</text:span></text:p>
      <text:p text:style-name="P12"/>
      <text:p text:style-name="P37"><text:span text:style-name="T64">2</text:span><text:span text:style-name="T63">° </text:span><text:span text:style-name="T56">S</text:span><text:span text:style-name="T64">aving throws:</text:span><text:span text:style-name="T20"> when such a roll is needed for any reason, roll 1d20 under the character’s level, +4. So 7th level adventurer must roll under 11 to escape a magical charm from a harpy. </text:span><text:span text:style-name="T31">Dwarves</text:span><text:span text:style-name="T20"> </text:span><text:span text:style-name="T22">and </text:span><text:span text:style-name="T37">Halflings </text:span><text:span text:style-name="T20">make saving throws against magic and poison as if they were 4 levels higher. This “level+4” rules apply to every other action which aren’t covered by the “stealth &amp; stunts” rule, but fits the common adventurers knowledge like searching for secrets doors or picking locks. </text:span><text:span text:style-name="T31">Dwarves</text:span><text:span text:style-name="T20"> note slanting passages, traps, shifting walls and new construction underground </text:span><text:span text:style-name="T21">as if they were 4 levels higher</text:span><text:span text:style-name="T20">.</text:span></text:p>
      <text:p text:style-name="P13"/>
      <text:p text:style-name="P38"><text:span text:style-name="T65">3</text:span><text:span text:style-name="T63">° </text:span><text:span text:style-name="T65">Dangers</text:span><text:span text:style-name="T64">:</text:span><text:span text:style-name="T31"> </text:span><text:span text:style-name="T20">If something could kill a man, like a fall, a fire or a trap, it does 1d8 points of damage. If it could kill a horse, 2d8. If it’s could kill an ogre, 4d8. No more.</text:span></text:p>
      <text:p text:style-name="P25"/>
      <text:p text:style-name="P37"><text:span text:style-name="T66">4</text:span><text:span text:style-name="T63">° </text:span><text:span text:style-name="T66">Languages:</text:span><text:span text:style-name="T20"> </text:span><text:span text:style-name="T21">In addition to common, you know various languages depending on your race. </text:span><text:span text:style-name="T34">Dwarves</text:span><text:span text:style-name="T21"> can speak Dwarf, Common, Gnomish, Goblin, Orcish, and Kobold. </text:span><text:span text:style-name="T34">Elves</text:span><text:span text:style-name="T21"> can speak Common, Elvish, Gnoll, Hobgoblin and Orcish. <text:s/></text:span><text:span text:style-name="T34">Halflings</text:span><text:span text:style-name="T21"> can speak Dwarf, Elf, Common, Gnomish, Goblin, Orcish, and Kobold. </text:span><text:span text:style-name="T34">Humans</text:span><text:span text:style-name="T21"> can speak Common and two other languages of their choosing.</text:span></text:p>
      <text:p text:style-name="P30"/>
      <text:p text:style-name="P9">Magic</text:p>
      <text:p text:style-name="P45"/>
      <text:p text:style-name="P42"><text:span text:style-name="T63">T</text:span><text:span text:style-name="T54">urn Undead:</text:span><text:span text:style-name="T17"> Instead of attacking, a </text:span><text:span text:style-name="T16">cleric</text:span><text:span text:style-name="T17"> may attempt to turn undead. Roll 1d20 under the cleric’s level, +4; and add or subtract the undead monster's HD if it is greater or lower than the cleric's level. So a 7th level cleric must roll under 17 to turn a 1 HD skeleton (7 th level plus 4 equals 11; cleric is 6 HD higher than a 1 HD skeleton). Each turning attempt effects all undead within a 20' radius.</text:span></text:p>
      <text:p text:style-name="P24"/>
      <text:p text:style-name="P42"><text:span text:style-name="T54">Casting Spells:</text:span><text:span text:style-name="T17"> A </text:span><text:span text:style-name="T16">cleric</text:span><text:span text:style-name="T17"> may cast a total number of spells per day equal to his level minus one; with a maximum spell level equal to 1⁄2 X level. Thus a first level cleric cannot cast spells, and a third level cleric can cast 2 level 1 spells/day. Spell durations are measured in 10 minute (turns) or 10 second blocks of time (rounds) . A </text:span><text:span text:style-name="T16">wizard</text:span><text:span text:style-name="T17"> may cast a total number of spells per day equal to his level; with a maximum spell level equal to 1⁄2 X level rounded up). Thus a 1st level wizard can cast 1 level 1 spell per day, and a 3 rd level wizard can cast either 3 level 1 spells/day, or 1 second level spells and 2 first level spell/day. Wizards must choose spells before each adventure.</text:span></text:p>
      <text:p text:style-name="P42"><text:span text:style-name="T17"/></text:p>
      <text:p text:style-name="P5"><text:span text:style-name="T51"/></text:p>
      <text:p text:style-name="P5"><text:span text:style-name="T51"/></text:p>
      <text:p text:style-name="P3"><text:span text:style-name="T51">Cleric Spell List</text:span></text:p>
      <table:table table:name="Table3" table:style-name="Table3">
        <table:table-column table:style-name="Table3.A"/>
        <table:table-column table:style-name="Table3.B"/>
        <table:table-row table:style-name="Table3.1">
          <table:table-cell table:style-name="Table3.A1" office:value-type="string">
            <text:p text:style-name="P61">Level</text:p>
          </table:table-cell>
          <table:table-cell table:style-name="Table3.A1" office:value-type="string">
            <text:p text:style-name="P63">Spell: Range and Effect</text:p>
          </table:table-cell>
        </table:table-row>
        <table:table-row table:style-name="Table3.1">
          <table:table-cell table:style-name="Table3.A2" office:value-type="string">
            <text:p text:style-name="P61">1</text:p>
          </table:table-cell>
          <table:table-cell table:style-name="Table3.A2" office:value-type="string">
            <text:p text:style-name="P66">Cure Light Wounds: touch, Heals 1d6 hp</text:p>
          </table:table-cell>
        </table:table-row>
        <table:table-row>
          <table:table-cell table:style-name="Table3.A7" office:value-type="string">
            <text:p text:style-name="P61">1</text:p>
          </table:table-cell>
          <table:table-cell table:style-name="Table3.B7" office:value-type="string">
            <text:p text:style-name="P66">Detect Evil: 120' Detects evil thought/intent for 6 turns</text:p>
          </table:table-cell>
        </table:table-row>
        <table:table-row table:style-name="Table3.1">
          <table:table-cell table:style-name="Table3.A2" office:value-type="string">
            <text:p text:style-name="P61">1</text:p>
          </table:table-cell>
          <table:table-cell table:style-name="Table3.A2" office:value-type="string">
            <text:p text:style-name="P66">Detect Magic: 60' Detect magic for 2 turns</text:p>
          </table:table-cell>
        </table:table-row>
        <table:table-row>
          <table:table-cell table:style-name="Table3.A7" office:value-type="string">
            <text:p text:style-name="P61">1</text:p>
          </table:table-cell>
          <table:table-cell table:style-name="Table3.B7" office:value-type="string">
            <text:p text:style-name="P66">Light: Lights 120' Lights a 30' radius for 12 turns</text:p>
          </table:table-cell>
        </table:table-row>
        <table:table-row table:style-name="Table3.1">
          <table:table-cell table:style-name="Table3.A2" office:value-type="string">
            <text:p text:style-name="P61">1</text:p>
          </table:table-cell>
          <table:table-cell table:style-name="Table3.A2" office:value-type="string">
            <text:p text:style-name="P66">Protection from evil: 0' enchanted monsters can't attack, +1 on saves and +1 penalty to hit for evil opponents</text:p>
          </table:table-cell>
        </table:table-row>
        <table:table-row>
          <table:table-cell table:style-name="Table3.A7" office:value-type="string">
            <text:p text:style-name="P61">2</text:p>
          </table:table-cell>
          <table:table-cell table:style-name="Table3.B7" office:value-type="string">
            <text:p text:style-name="P66">Bless: 60 ' Allies gain +1 to hit/morale for 6 turns</text:p>
          </table:table-cell>
        </table:table-row>
        <table:table-row table:style-name="Table3.1">
          <table:table-cell table:style-name="Table3.A8" office:value-type="string">
            <text:p text:style-name="P61">2</text:p>
          </table:table-cell>
          <table:table-cell table:style-name="Table3.A8" office:value-type="string">
            <text:p text:style-name="P66">Find Traps: 30' find normal and magic traps for 2 turns</text:p>
          </table:table-cell>
        </table:table-row>
      </table:table>
      <text:p text:style-name="P26"/>
      <text:p text:style-name="P4"><text:span text:style-name="T47">Wizard</text:span> Spell List</text:p>
      <table:table table:name="Table4" table:style-name="Table4">
        <table:table-column table:style-name="Table4.A"/>
        <table:table-column table:style-name="Table4.B"/>
        <table:table-row table:style-name="Table4.1">
          <table:table-cell table:style-name="Table4.A1" office:value-type="string">
            <text:p text:style-name="P62">Level</text:p>
          </table:table-cell>
          <table:table-cell table:style-name="Table4.A1" office:value-type="string">
            <text:p text:style-name="P64">Spell: Range and Effect</text:p>
          </table:table-cell>
        </table:table-row>
        <table:table-row table:style-name="Table4.1">
          <table:table-cell table:style-name="Table4.A2" office:value-type="string">
            <text:p text:style-name="P62">1</text:p>
          </table:table-cell>
          <table:table-cell table:style-name="Table4.A2" office:value-type="string">
            <text:p text:style-name="P67">Charm Person: 120' Makes victim <text:span text:style-name="T47">enamored</text:span> of caster for 1-20 days minus HD (minimum 1 day)</text:p>
          </table:table-cell>
        </table:table-row>
        <table:table-row>
          <table:table-cell table:style-name="Table4.A13" office:value-type="string">
            <text:p text:style-name="P62">1</text:p>
          </table:table-cell>
          <table:table-cell table:style-name="Table4.B13" office:value-type="string">
            <text:p text:style-name="P67">Detect Magic: 60' Detect magic for 2 turns</text:p>
          </table:table-cell>
        </table:table-row>
        <table:table-row table:style-name="Table4.1">
          <table:table-cell table:style-name="Table4.A2" office:value-type="string">
            <text:p text:style-name="P62">1</text:p>
          </table:table-cell>
          <table:table-cell table:style-name="Table4.A2" office:value-type="string">
            <text:p text:style-name="P67">Light: Lights 120' Lights a 30' radius for 6 + caster level turns</text:p>
          </table:table-cell>
        </table:table-row>
        <table:table-row>
          <table:table-cell table:style-name="Table4.A13" office:value-type="string">
            <text:p text:style-name="P62">1</text:p>
          </table:table-cell>
          <table:table-cell table:style-name="Table4.B13" office:value-type="string">
            <text:p text:style-name="P67">Magic Missile: 150' One 1d4+1 damage missile per 3 caster levels ( ex - a 4th level wizards makes 2 missiles).</text:p>
          </table:table-cell>
        </table:table-row>
        <table:table-row table:style-name="Table4.1">
          <table:table-cell table:style-name="Table4.A2" office:value-type="string">
            <text:p text:style-name="P62">1</text:p>
          </table:table-cell>
          <table:table-cell table:style-name="Table4.A2" office:value-type="string">
            <text:p text:style-name="P67">Sleep: 240' Puts 2-8 HD (max 4 HD creature)to sleep 2-8 rounds</text:p>
          </table:table-cell>
        </table:table-row>
        <table:table-row>
          <table:table-cell table:style-name="Table4.A13" office:value-type="string">
            <text:p text:style-name="P65">1</text:p>
          </table:table-cell>
          <table:table-cell table:style-name="Table4.B13" office:value-type="string">
            <text:p text:style-name="P67">Shield: touch, AC4 protection (AC2 vs missiles) with AC9 encumbrance for 2 turns, immune to magic missiles</text:p>
          </table:table-cell>
        </table:table-row>
        <table:table-row table:style-name="Table4.1">
          <table:table-cell table:style-name="Table4.A2" office:value-type="string">
            <text:p text:style-name="P65">2</text:p>
          </table:table-cell>
          <table:table-cell table:style-name="Table4.A2" office:value-type="string">
            <text:p text:style-name="P67">Detect Invisibility: 10'/level see invisible 5 rounds/level</text:p>
          </table:table-cell>
        </table:table-row>
        <table:table-row>
          <table:table-cell table:style-name="Table4.A13" office:value-type="string">
            <text:p text:style-name="P65">2</text:p>
          </table:table-cell>
          <table:table-cell table:style-name="Table4.B13" office:value-type="string">
            <text:p text:style-name="P67">Invisibility: 240' Target Invisible (-4 to be hit) until attacking</text:p>
          </table:table-cell>
        </table:table-row>
        <table:table-row table:style-name="Table4.1">
          <table:table-cell table:style-name="Table4.A2" office:value-type="string">
            <text:p text:style-name="P65">2</text:p>
          </table:table-cell>
          <table:table-cell table:style-name="Table4.A2" office:value-type="string">
            <text:p text:style-name="P67">Web: 10' Create sticky mass 10' radius , giants break through in 1 round, humans take 2-8 turns.</text:p>
          </table:table-cell>
        </table:table-row>
        <table:table-row>
          <table:table-cell table:style-name="Table4.A13" office:value-type="string">
            <text:p text:style-name="P65">3</text:p>
          </table:table-cell>
          <table:table-cell table:style-name="Table4.B13" office:value-type="string">
            <text:p text:style-name="P67">Dispel Magic 60' Remove all magic 60' radius</text:p>
          </table:table-cell>
        </table:table-row>
        <table:table-row table:style-name="Table4.1">
          <table:table-cell table:style-name="Table4.A2" office:value-type="string">
            <text:p text:style-name="P65">3</text:p>
          </table:table-cell>
          <table:table-cell table:style-name="Table4.A2" office:value-type="string">
            <text:p text:style-name="P67">Fireball: 240' 1d6/level damage 20' radius</text:p>
          </table:table-cell>
        </table:table-row>
        <table:table-row>
          <table:table-cell table:style-name="Table4.A13" office:value-type="string">
            <text:p text:style-name="P65">3</text:p>
          </table:table-cell>
          <table:table-cell table:style-name="Table4.B13" office:value-type="string">
            <text:p text:style-name="P67">Lightning Bolt: 240' 5'x60 bolt 1d6/level damage</text:p>
          </table:table-cell>
        </table:table-row>
        <table:table-row table:style-name="Table4.1">
          <table:table-cell table:style-name="Table4.A2" office:value-type="string">
            <text:p text:style-name="P65">4</text:p>
          </table:table-cell>
          <table:table-cell table:style-name="Table4.A2" office:value-type="string">
            <text:p text:style-name="P67">Charm Monster: As charm person but any creature</text:p>
          </table:table-cell>
        </table:table-row>
        <table:table-row table:style-name="Table4.1">
          <table:table-cell table:style-name="Table4.A15" office:value-type="string">
            <text:p text:style-name="P65">4</text:p>
          </table:table-cell>
          <table:table-cell table:style-name="Table4.A15" office:value-type="string">
            <text:p text:style-name="P67">Minor Globe of Invulnerability: 10' radius sphere around caster prevents all 1-3 rd level spells (except casters own) 1 round/level.</text:p>
          </table:table-cell>
        </table:table-row>
      </table:table>
      <text:p text:style-name="P29"/>
      <text:p text:style-name="P10">Experience</text:p>
      <text:p text:style-name="P43">PCs start at level 1 (1 Hit Dice). Each time they defeat a monster, by killing him or another method, they get 100 experience points per monsters hit dice, shared between the party. The number of experience points needed to level up is <text:span text:style-name="T1">the experience multiplier </text:span>x the current level.<text:span text:style-name="T49"> </text:span><text:span text:style-name="T50">Clerics </text:span><text:span text:style-name="T1">and </text:span><text:span text:style-name="T50">Thieves </text:span><text:span text:style-name="T1">have a multiplier of 1500. </text:span><text:span text:style-name="T50">Fighters</text:span><text:span text:style-name="T1"> have a multiplier of 2000.</text:span><text:span text:style-name="T49"> </text:span><text:span text:style-name="T50">Wizards</text:span><text:span text:style-name="T1"> have a multiplier of 2500. Therefore a level 2 Wizard would need 5000 experience to reach level 3. </text:span>Gaining a new level means better rolls for fight, save and actions, <text:span text:style-name="T48">and </text:span>more hit points. The player rerolls all hit dices. If the new score is better than the old one, he gets that new total. If not, he keeps the old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5in" table:align="margins" fo:background-color="transparent">
        <style:background-image/>
      </style:table-properties>
    </style:style>
    <style:style style:name="Table5.A" style:family="table-column">
      <style:table-column-properties style:column-width="0.5625in" style:rel-column-width="810*"/>
    </style:style>
    <style:style style:name="Table5.B" style:family="table-column">
      <style:table-column-properties style:column-width="6.9375in" style:rel-column-width="9990*"/>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382in" fo:border="none">
        <style:background-image/>
      </style:table-cell-properties>
    </style:style>
    <style:style style:name="Table5.B1" style:family="table-cell">
      <style:table-cell-properties fo:background-color="#cccccc" fo:padding="0.0382in" fo:border="none">
        <style:background-image/>
      </style:table-cell-properties>
    </style:style>
    <style:style style:name="MP1" style:family="paragraph" style:parent-style-name="Table_20_Contents">
      <style:text-properties fo:font-size="9pt" style:font-size-asian="9pt" style:font-size-complex="9pt"/>
    </style:style>
    <style:style style:name="MP2" style:family="paragraph" style:parent-style-name="Table_20_Contents">
      <style:text-properties fo:font-size="8pt" style:font-size-asian="8pt" style:font-size-complex="8pt"/>
    </style:style>
    <style:style style:name="MT1" style:family="text">
      <style:text-properties officeooo:rsid="002d4d28"/>
    </style:style>
    <style:style style:name="MT2" style:family="text">
      <style:text-properties officeooo:rsid="002d9378"/>
    </style:style>
    <style:page-layout style:name="Mpm1">
      <style:page-layout-properties fo:page-width="8.5in" fo:page-height="11in" style:num-format="1" style:print-orientation="portrait" fo:margin-top="0.4in" fo:margin-bottom="0.3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0799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able:table table:name="Table5" table:style-name="Table5">
          <table:table-column table:style-name="Table5.A"/>
          <table:table-column table:style-name="Table5.B"/>
          <table:table-row table:style-name="Table5.1">
            <table:table-cell table:style-name="Table5.A1" office:value-type="string">
              <text:p text:style-name="MP1"><text:page-number text:select-page="current">1</text:page-number><text:s/><text:span text:style-name="MT1">of </text:span><text:span text:style-name="MT1"><text:page-count>2</text:page-count></text:span></text:p>
            </table:table-cell>
            <table:table-cell table:style-name="Table5.B1" office:value-type="string">
              <text:p text:style-name="MP2"><text:span text:style-name="MT1">Edited by B3L7 from Searchers of the Unknown by </text:span>Nicolas Dessaux, <text:span text:style-name="MT2">Spellcasters &amp; Demihumans of the Unknown by BDFiscus, and SotU Refired by Simon J. Bull</text:span>. Dungeons &amp; Dragons is Registered Trademarks® of Wizards of the Coast, Inc. No challenge or claim to the ownership of these trademarks is intended or implied. This is a not-for-profit fan work and is believed to reside within Fair Us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14:12:05.108939337</meta:creation-date>
    <dc:date>2019-06-03T08:52:58.879996226</dc:date>
    <meta:editing-duration>PT2H12M31S</meta:editing-duration>
    <meta:editing-cycles>36</meta:editing-cycles>
    <meta:generator>LibreOffice/6.2.4.2.0$Linux_X86_64 LibreOffice_project/20$Build-2</meta:generator>
    <meta:document-statistic meta:table-count="5" meta:image-count="0" meta:object-count="0" meta:page-count="2" meta:paragraph-count="110" meta:word-count="1835" meta:character-count="9969" meta:non-whitespace-character-count="8241"/>
  </office:meta>
</office:document-meta>
</file>